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1" fo:font-size="15pt" style:text-underline-style="none" style:font-size-asian="15pt" style:font-size-complex="15pt"/>
    </style:style>
    <style:style style:name="P2" style:family="paragraph" style:parent-style-name="Text_20_body">
      <style:text-properties style:font-name="Times New Roman1" fo:font-size="15pt" style:text-underline-style="none" fo:font-weight="normal" style:font-size-asian="15pt" style:font-size-complex="15pt"/>
    </style:style>
    <style:style style:name="P3" style:family="paragraph" style:parent-style-name="Text_20_body">
      <style:paragraph-properties fo:margin-top="0in" fo:margin-bottom="0.1252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4" style:family="paragraph" style:parent-style-name="Text_20_body">
      <style:paragraph-properties fo:margin-top="0in" fo:margin-bottom="0.111in" fo:line-height="138%" style:writing-mode="lr-tb"/>
    </style:style>
    <style:style style:name="P5" style:family="paragraph" style:parent-style-name="Text_20_body">
      <style:paragraph-properties fo:margin-top="0in" fo:margin-bottom="0.111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6" style:family="paragraph" style:parent-style-name="Text_20_body">
      <style:paragraph-properties fo:margin-top="0in" fo:margin-bottom="0.111in" fo:line-height="138%" style:writing-mode="lr-tb"/>
      <style:text-properties style:font-name="Times New Roman1" fo:font-size="15pt" style:text-underline-style="none" fo:font-weight="normal" style:font-size-asian="15pt" style:font-size-complex="15pt"/>
    </style:style>
    <style:style style:name="P7"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1" fo:font-size="15pt" fo:font-style="normal" style:text-underline-style="none" fo:font-weight="bold" style:text-blinking="false" fo:background-color="transparent" style:font-size-asian="15pt" style:font-size-complex="15pt"/>
    </style:style>
    <style:style style:name="P8"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transparent" style:font-size-asian="15pt" style:font-size-complex="15pt"/>
    </style:style>
    <style:style style:name="P9"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1" fo:font-size="15pt" style:text-underline-style="none" style:text-blinking="false" fo:background-color="transparent" style:font-size-asian="15pt" style:font-size-complex="15pt"/>
    </style:style>
    <style:style style:name="P10" style:family="paragraph" style:parent-style-name="Text_20_body">
      <style:paragraph-properties fo:margin-top="0.1252in" fo:margin-bottom="0.2083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11" style:family="paragraph" style:parent-style-name="Text_20_body">
      <style:paragraph-properties fo:margin-left="0.111in" fo:margin-right="0in" fo:margin-top="0.1252in" fo:margin-bottom="0.2083in" fo:line-height="138%" fo:text-indent="0in" style:auto-text-indent="false" style:writing-mode="lr-tb"/>
    </style:style>
    <style:style style:name="P12" style:family="paragraph" style:parent-style-name="Text_20_body">
      <style:paragraph-properties fo:margin-left="0.111in" fo:margin-right="0in" fo:margin-top="0.1252in" fo:margin-bottom="0.2083in" fo:line-height="138%" fo:text-indent="0in" style:auto-text-indent="false"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13" style:family="paragraph" style:parent-style-name="Heading_20_3">
      <style:paragraph-properties fo:margin-top="0.111in" fo:margin-bottom="0.111in" fo:line-height="138%" style:writing-mode="lr-tb"/>
      <style:text-properties fo:font-variant="normal" fo:text-transform="none" fo:color="#000000" style:text-line-through-style="none" style:font-name="Times New Roman1" fo:font-size="15pt" fo:font-style="normal" style:text-underline-style="none" fo:font-weight="bold" style:text-blinking="false" fo:background-color="#ffffff" style:font-size-asian="15pt" style:font-size-complex="15pt"/>
    </style:style>
    <style:style style:name="P14" style:family="paragraph" style:parent-style-name="Heading_20_2">
      <style:paragraph-properties fo:margin-top="0.111in" fo:margin-bottom="0.111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15" style:family="paragraph" style:parent-style-name="Heading_20_4">
      <style:paragraph-properties fo:margin-top="0.111in" fo:margin-bottom="0.111in" fo:line-height="138%" style:writing-mode="lr-tb"/>
      <style:text-properties fo:font-variant="normal" fo:text-transform="none" fo:color="#000000" style:text-line-through-style="none" style:font-name="Times New Roman1" fo:font-size="15pt" fo:font-style="normal" style:text-underline-style="none" fo:font-weight="bold" style:text-blinking="false" fo:background-color="#ffffff" style:font-size-asian="15pt" style:font-size-complex="15pt"/>
    </style:style>
    <style:style style:name="P16" style:family="paragraph" style:parent-style-name="Heading_20_5">
      <style:text-properties fo:font-variant="normal" fo:text-transform="none" fo:color="#000000" style:text-line-through-style="none" style:font-name="Times New Roman1" fo:font-size="15pt" fo:font-style="normal" style:text-underline-style="none" fo:font-weight="bold" style:text-blinking="false" fo:background-color="#ffffff" style:font-size-asian="15pt" style:font-size-complex="15pt"/>
    </style:style>
    <style:style style:name="P17" style:family="paragraph" style:parent-style-name="Text_20_body">
      <style:text-properties style:font-name="Times New Roman1" fo:font-size="15pt" style:text-underline-style="none" fo:font-weight="normal" style:font-size-asian="15pt" style:font-size-complex="15pt"/>
    </style:style>
    <style:style style:name="P18" style:family="paragraph" style:parent-style-name="Text_20_body">
      <style:paragraph-properties fo:margin-left="0.111in" fo:margin-right="0in" fo:margin-top="0.1252in" fo:margin-bottom="0.2083in" fo:line-height="138%" fo:text-indent="0in" style:auto-text-indent="false"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19" style:family="paragraph" style:parent-style-name="Text_20_body">
      <style:paragraph-properties fo:margin-top="0in" fo:margin-bottom="0.111in" fo:line-height="138%" style:writing-mode="lr-tb"/>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P20" style:family="paragraph" style:parent-style-name="Text_20_body">
      <style:paragraph-properties fo:margin-top="0in" fo:margin-bottom="0.111in" fo:line-height="138%" style:writing-mode="lr-tb"/>
    </style:style>
    <style:style style:name="T1" style:family="text">
      <style:text-properties fo:font-variant="normal" fo:text-transform="none" fo:color="#000000" style:text-line-through-style="none" style:text-blinking="false" fo:background-color="#ffffff"/>
    </style:style>
    <style:style style:name="T2" style:family="text">
      <style:text-properties fo:font-variant="normal" fo:text-transform="none" fo:color="#000000" style:text-line-through-style="none" style:font-name="Times New Roman1" fo:font-size="15pt" fo:font-style="normal" style:text-underline-style="none" fo:font-weight="normal" style:text-blinking="false" fo:background-color="#ffffff" style:font-size-asian="15pt" style:font-size-complex="15pt"/>
    </style:style>
    <style:style style:name="T3" style:family="text">
      <style:text-properties fo:font-variant="normal" fo:text-transform="none" fo:color="#000000" style:text-line-through-style="none" style:font-name="Times New Roman1" fo:font-size="15pt" style:text-underline-style="none" fo:font-weight="normal" style:text-blinking="false" fo:background-color="#ffffff" style:font-size-asian="15pt" style:font-size-complex="15pt"/>
    </style:style>
    <style:style style:name="T4" style:family="text">
      <style:text-properties fo:font-variant="normal" fo:text-transform="none" fo:color="#000000" style:text-line-through-style="none" fo:font-style="normal" style:text-blinking="false" fo:background-color="#ffffff"/>
    </style:style>
    <style:style style:name="T5" style:family="text">
      <style:text-properties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5"><text:bookmark text:name="docs-internal-guid-3a2c1dab-5a08-7d58-8f31-f803928aae62"/>Approval Class</text:h>
      <text:p text:style-name="P3">Contains methods for processing approval requests and setting approval-process locks and unlocks on records.</text:p>
      <text:h text:style-name="P14" text:outline-level="2">Namespace</text:h>
      <text:p text:style-name="P4"><text:a xlink:type="simple" xlink:href="https://developer.salesforce.com/docs/atlas.en-us.198.0.apexcode.meta/apexcode/apex_namespace_System.htm" text:style-name="Internet_20_link" text:visited-style-name="Visited_20_Internet_20_Link"><text:span text:style-name="T2">System</text:span></text:a></text:p>
      <text:h text:style-name="P14" text:outline-level="2">Usage</text:h>
      <text:p text:style-name="P5">Salesforce admins can edit locked records. Depending on your approval process configuration settings, an assigned approver can also edit locked records. Locks and unlocks that are set programmatically use the same record editability settings as other approval-process locks and unlocks.</text:p>
      <text:p text:style-name="P6"><text:span text:style-name="T4">Record locks and unlocks are treated as DML. They’re blocked before a callout, they count toward your DML limits, and if a failure occurs, they’re rolled back along with the rest of your transaction. To change this rollback behavior, use an </text:span><text:span text:style-name="T4">allOrNone</text:span><text:span text:style-name="T1"> </text:span><text:span text:style-name="T4">parameter.</text:span></text:p>
      <text:p text:style-name="P4"><text:span text:style-name="T2">Approval is also used as a namespace for the ProcessRequest</text:span><text:span text:style-name="T3"> </text:span><text:span text:style-name="T2">and ProcessResult</text:span><text:span text:style-name="T3"> </text:span><text:span text:style-name="T2">classes.</text:span></text:p>
      <text:h text:style-name="P14" text:outline-level="2">Approval Methods</text:h>
      <text:p text:style-name="P6"><text:span text:style-name="T4">The following are methods for </text:span><text:span text:style-name="T4">Approval</text:span><text:span text:style-name="T4">. All methods are static.</text:span></text:p>
      <text:h text:style-name="P13" text:outline-level="3">lock(recordId)</text:h>
      <text:p text:style-name="P3">Locks an object, and returns the lock results.</text:p>
      <text:h text:style-name="P15" text:outline-level="4">Signature</text:h>
      <text:p text:style-name="P6"><text:span text:style-name="T4">public</text:span><text:span text:style-name="T1"> </text:span><text:span text:style-name="T4">static</text:span><text:span text:style-name="T1"> </text:span><text:span text:style-name="T4">Approval.LockResult lock(Id recordId)</text:span></text:p>
      <text:h text:style-name="P15" text:outline-level="4"><text:soft-page-break/>Parameters</text:h>
      <text:p text:style-name="P10">recordId</text:p>
      <text:p text:style-name="P12">Type: Id</text:p>
      <text:p text:style-name="P12">ID of the object to lock.</text:p>
      <text:h text:style-name="P15" text:outline-level="4">Return Value</text:h>
      <text:p text:style-name="P5">Type: Approval.LockResult</text:p>
      <text:h text:style-name="P13" text:outline-level="3">lock(recordIds)</text:h>
      <text:p text:style-name="P3">Locks a set of objects, and returns the 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LockResult&gt; lock(List&lt;Id&gt; ids)</text:span></text:p>
      <text:h text:style-name="P15" text:outline-level="4">Parameters</text:h>
      <text:p text:style-name="P10">ids</text:p>
      <text:p text:style-name="P12">Type: List&lt;Id&gt;</text:p>
      <text:p text:style-name="P12">IDs of the objects to lock.</text:p>
      <text:h text:style-name="P15" text:outline-level="4">Return Value</text:h>
      <text:p text:style-name="P5">Type: List&lt;Approval.LockResult&gt;</text:p>
      <text:h text:style-name="P13" text:outline-level="3">lock(recordToLock)</text:h>
      <text:p text:style-name="P3">Locks an object, and returns the lock results.</text:p>
      <text:h text:style-name="P15" text:outline-level="4"><text:soft-page-break/>Signature</text:h>
      <text:p text:style-name="P6"><text:span text:style-name="T4">public</text:span><text:span text:style-name="T1"> </text:span><text:span text:style-name="T4">static</text:span><text:span text:style-name="T1"> </text:span><text:span text:style-name="T4">Approval.LockResult lock(SObject recordToLock)</text:span></text:p>
      <text:h text:style-name="P15" text:outline-level="4">Parameters</text:h>
      <text:p text:style-name="P10">recordToLock</text:p>
      <text:p text:style-name="P12">Type: SObject</text:p>
      <text:h text:style-name="P15" text:outline-level="4">Return Value</text:h>
      <text:p text:style-name="P5">Type: Approval.LockResult</text:p>
      <text:h text:style-name="P13" text:outline-level="3">lock(recordsToLock)</text:h>
      <text:p text:style-name="P3">Locks a set of objects, and returns the 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LockResult&gt; lock(List&lt;SObject&gt; recordsToLock)</text:span></text:p>
      <text:h text:style-name="P15" text:outline-level="4">Parameters</text:h>
      <text:p text:style-name="P10">recordsToLock</text:p>
      <text:p text:style-name="P12">Type: List&lt;SObject&gt;</text:p>
      <text:h text:style-name="P15" text:outline-level="4">Return Value</text:h>
      <text:p text:style-name="P5">Type: List&lt;Approval.LockResult&gt;</text:p>
      <text:h text:style-name="P13" text:outline-level="3">lock(recordId, allOrNothing)</text:h>
      <text:p text:style-name="P3">Locks an object, with the option for partial success, and returns the lock result.</text:p>
      <text:h text:style-name="P15" text:outline-level="4"><text:soft-page-break/>Signature</text:h>
      <text:p text:style-name="P6"><text:span text:style-name="T4">public</text:span><text:span text:style-name="T1"> </text:span><text:span text:style-name="T4">static</text:span><text:span text:style-name="T1"> </text:span><text:span text:style-name="T4">Approval.LockResult lock(Id recordId, </text:span><text:span text:style-name="T4">Boolean</text:span><text:span text:style-name="T1"> </text:span><text:span text:style-name="T4">allOrNothing)</text:span></text:p>
      <text:h text:style-name="P15" text:outline-level="4">Parameters</text:h>
      <text:p text:style-name="P10">recordId</text:p>
      <text:p text:style-name="P12">Type: Id</text:p>
      <text:p text:style-name="P12">ID of the object to lock.</text:p>
      <text:p text:style-name="P10">allOrNothing</text:p>
      <text:p text:style-name="P12">Type: Boolean</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Approval.LockResult</text:p>
      <text:h text:style-name="P13" text:outline-level="3">lock(recordIds, allOrNothing)</text:h>
      <text:p text:style-name="P3">Locks a set of objects, with the option for partial success. It returns the 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LockResult&gt; lock(List&lt;Id&gt; recordIds, </text:span><text:span text:style-name="T4">Boolean</text:span><text:span text:style-name="T1"> </text:span><text:span text:style-name="T4">allOrNothing)</text:span></text:p>
      <text:h text:style-name="P15" text:outline-level="4"><text:soft-page-break/>Parameters</text:h>
      <text:p text:style-name="P10">recordIds</text:p>
      <text:p text:style-name="P12">Type: List&lt;Id&gt;</text:p>
      <text:p text:style-name="P12">IDs of the objects to lock.</text:p>
      <text:p text:style-name="P10">allOrNothing</text:p>
      <text:p text:style-name="P12">Type: Boolean</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List&lt;Approval.LockResult&gt;</text:p>
      <text:h text:style-name="P13" text:outline-level="3">lock(recordToLock, allOrNothing)</text:h>
      <text:p text:style-name="P3">Locks an object, with the option for partial success, and returns the lock result.</text:p>
      <text:h text:style-name="P15" text:outline-level="4">Signature</text:h>
      <text:p text:style-name="P6"><text:span text:style-name="T4">public</text:span><text:span text:style-name="T1"> </text:span><text:span text:style-name="T4">static</text:span><text:span text:style-name="T1"> </text:span><text:span text:style-name="T4">Approval.LockResult lock(SObject recordToLock, </text:span><text:span text:style-name="T4">Boolean</text:span><text:span text:style-name="T1"> </text:span><text:span text:style-name="T4">allOrNothing)</text:span></text:p>
      <text:h text:style-name="P15" text:outline-level="4">Parameters</text:h>
      <text:p text:style-name="P10">recordToLock</text:p>
      <text:p text:style-name="P12"><text:soft-page-break/>Type: SObject</text:p>
      <text:p text:style-name="P10">allOrNothing</text:p>
      <text:p text:style-name="P12">Type: Boolean</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Approval.LockResult</text:p>
      <text:h text:style-name="P13" text:outline-level="3">lock(recordsToLock, allOrNothing)</text:h>
      <text:p text:style-name="P3">Locks a set of objects, with the option for partial success. It returns the 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LockResult&gt; lock(List&lt;SObject&gt; recordsToLock, </text:span><text:span text:style-name="T4">Boolean</text:span><text:span text:style-name="T1"> </text:span><text:span text:style-name="T4">allOrNothing)</text:span></text:p>
      <text:h text:style-name="P15" text:outline-level="4">Parameters</text:h>
      <text:p text:style-name="P10">recordsToLock</text:p>
      <text:p text:style-name="P12">Type: List&lt;SObject&gt;</text:p>
      <text:p text:style-name="P10">allOrNothing</text:p>
      <text:p text:style-name="P12">Type: Boolean</text:p>
      <text:p text:style-name="P12"><text:soft-page-break/>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List&lt;Approval.LockResult&gt;</text:p>
      <text:h text:style-name="P13" text:outline-level="3">process(approvalRequest)</text:h>
      <text:p text:style-name="P3">Submits a new approval request and approves or rejects existing approval requests.</text:p>
      <text:h text:style-name="P15" text:outline-level="4">Signature</text:h>
      <text:p text:style-name="P6"><text:span text:style-name="T4">public</text:span><text:span text:style-name="T1"> </text:span><text:span text:style-name="T4">static</text:span><text:span text:style-name="T1"> </text:span><text:span text:style-name="T4">Approval.ProcessResult process(Approval.ProcessRequest approvalRequest)</text:span></text:p>
      <text:h text:style-name="P15" text:outline-level="4">Parameters</text:h>
      <text:p text:style-name="P10">approvalRequest</text:p>
      <text:p text:style-name="P12">Type: Approval.ProcessRequest</text:p>
      <text:h text:style-name="P15" text:outline-level="4">Return Value</text:h>
      <text:p text:style-name="P5">Type: Approval.ProcessResult</text:p>
      <text:p text:style-name="P1"/>
      <text:p text:style-name="P7">Example:</text:p>
      <text:p text:style-name="P1"/>
      <text:p text:style-name="P8">// Insert an account</text:p>
      <text:p text:style-name="P1"/>
      <text:p text:style-name="P8">Account a = new Account(Name='Test',</text:p>
      <text:p text:style-name="P9"><text:soft-page-break/>                    <text:span text:style-name="T5">annualRevenue=100.0);</text:span></text:p>
      <text:p text:style-name="P1"/>
      <text:p text:style-name="P8">insert a;</text:p>
      <text:p text:style-name="P1"/>
      <text:p text:style-name="P8">// Create an approval request for the account</text:p>
      <text:p text:style-name="P8">Approval.ProcessSubmitRequest req1 = </text:p>
      <text:p text:style-name="P9">     <text:span text:style-name="T5">new Approval.ProcessSubmitRequest();</text:span></text:p>
      <text:p text:style-name="P8">req1.setObjectId(a.id);</text:p>
      <text:p text:style-name="P1"/>
      <text:p text:style-name="P8">// Submit the approval request for the account</text:p>
      <text:p text:style-name="P8">Approval.ProcessResult result = </text:p>
      <text:p text:style-name="P9">                  <text:span text:style-name="T5">Approval.process(req1);</text:span></text:p>
      <text:p text:style-name="P2"><text:line-break/><text:line-break/><text:line-break/><text:line-break/><text:line-break/><text:line-break/><text:line-break/></text:p>
      <text:h text:style-name="P13" text:outline-level="3">process(approvalRequests, allOrNone)</text:h>
      <text:p text:style-name="P3">Submits a new approval request and approves or rejects existing approval requests.</text:p>
      <text:h text:style-name="P15" text:outline-level="4">Signature</text:h>
      <text:p text:style-name="P6"><text:span text:style-name="T4">public</text:span><text:span text:style-name="T1"> </text:span><text:span text:style-name="T4">static</text:span><text:span text:style-name="T1"> </text:span><text:span text:style-name="T4">Approval.ProcessResult process(Approval.ProcessRequest approvalRequests, </text:span><text:span text:style-name="T4">Boolean</text:span><text:span text:style-name="T1"> </text:span><text:span text:style-name="T4">allOrNone)</text:span></text:p>
      <text:h text:style-name="P15" text:outline-level="4">Parameters</text:h>
      <text:p text:style-name="P10">approvalRequests</text:p>
      <text:p text:style-name="P11"><text:soft-page-break/><text:a xlink:type="simple" xlink:href="https://developer.salesforce.com/docs/atlas.en-us.198.0.apexcode.meta/apexcode/apex_ProcessRequest.htm#apex_ProcessRequest" text:style-name="Internet_20_link" text:visited-style-name="Visited_20_Internet_20_Link"><text:span text:style-name="T2">Approval.ProcessRequest</text:span></text:a></text:p>
      <text:p text:style-name="P10">allOrNone</text:p>
      <text:p text:style-name="P12">Type: Boolean</text:p>
      <text:p text:style-name="P12">The optional allOrNone parameter specifies whether the operation allows for partial success. If you specify false for this parameter and an approval fails, the remainder of the approval processes can still succeed.</text:p>
      <text:h text:style-name="P15" text:outline-level="4">Return Value</text:h>
      <text:p text:style-name="P4"><text:a xlink:type="simple" xlink:href="https://developer.salesforce.com/docs/atlas.en-us.198.0.apexcode.meta/apexcode/apex_ProcessResult.htm#apex_ProcessResult" text:style-name="Internet_20_link" text:visited-style-name="Visited_20_Internet_20_Link"><text:span text:style-name="T2">Approval.ProcessResult</text:span></text:a></text:p>
      <text:h text:style-name="P13" text:outline-level="3">process(approvalRequests)</text:h>
      <text:p text:style-name="P3">Submits a list of new approval requests, and approves or rejects existing approval requests.</text:p>
      <text:h text:style-name="P15" text:outline-level="4">Signature</text:h>
      <text:p text:style-name="P6"><text:span text:style-name="T4">public</text:span><text:span text:style-name="T1"> </text:span><text:span text:style-name="T4">static</text:span><text:span text:style-name="T1"> </text:span><text:span text:style-name="T4">Approval.ProcessResult [] process(Approval.ProcessRequest[] approvalRequests)</text:span></text:p>
      <text:h text:style-name="P15" text:outline-level="4">Parameters</text:h>
      <text:p text:style-name="P10">approvalRequests</text:p>
      <text:p text:style-name="P11"><text:a xlink:type="simple" xlink:href="https://developer.salesforce.com/docs/atlas.en-us.198.0.apexcode.meta/apexcode/apex_ProcessRequest.htm#apex_ProcessRequest" text:style-name="Internet_20_link" text:visited-style-name="Visited_20_Internet_20_Link"><text:span text:style-name="T2">Approval.ProcessRequest</text:span></text:a><text:span text:style-name="T3"> </text:span><text:span text:style-name="T2">[]</text:span></text:p>
      <text:h text:style-name="P15" text:outline-level="4">Return Value</text:h>
      <text:p text:style-name="P4"><text:a xlink:type="simple" xlink:href="https://developer.salesforce.com/docs/atlas.en-us.198.0.apexcode.meta/apexcode/apex_ProcessResult.htm#apex_ProcessResult" text:style-name="Internet_20_link" text:visited-style-name="Visited_20_Internet_20_Link"><text:span text:style-name="T2">Approval.ProcessResult</text:span></text:a><text:span text:style-name="T3"> </text:span><text:span text:style-name="T2">[]</text:span></text:p>
      <text:h text:style-name="P13" text:outline-level="3"><text:soft-page-break/>process(approvalRequests, allOrNone)</text:h>
      <text:p text:style-name="P3">Submits a list of new approval requests, and approves or rejects existing approval requests.</text:p>
      <text:h text:style-name="P15" text:outline-level="4">Signature</text:h>
      <text:p text:style-name="P6"><text:span text:style-name="T4">public</text:span><text:span text:style-name="T1"> </text:span><text:span text:style-name="T4">static</text:span><text:span text:style-name="T1"> </text:span><text:span text:style-name="T4">Approval.ProcessResult [] process(Approval.ProcessRequest[] approvalRequests, </text:span><text:span text:style-name="T4">Boolean</text:span><text:span text:style-name="T1"> </text:span><text:span text:style-name="T4">allOrNone)</text:span></text:p>
      <text:h text:style-name="P15" text:outline-level="4">Parameters</text:h>
      <text:p text:style-name="P10">approvalRequests</text:p>
      <text:p text:style-name="P11"><text:a xlink:type="simple" xlink:href="https://developer.salesforce.com/docs/atlas.en-us.198.0.apexcode.meta/apexcode/apex_ProcessRequest.htm#apex_ProcessRequest" text:style-name="Internet_20_link" text:visited-style-name="Visited_20_Internet_20_Link"><text:span text:style-name="T2">Approval.ProcessRequest</text:span></text:a><text:span text:style-name="T3"> </text:span><text:span text:style-name="T2">[]</text:span></text:p>
      <text:p text:style-name="P10">allOrNone</text:p>
      <text:p text:style-name="P12">Type: Boolean</text:p>
      <text:p text:style-name="P12">The optional allOrNone parameter specifies whether the operation allows for partial success. If you specify false for this parameter and an approval fails, the remainder of the approval processes can still succeed.</text:p>
      <text:h text:style-name="P15" text:outline-level="4">Return Value</text:h>
      <text:p text:style-name="P4"><text:a xlink:type="simple" xlink:href="https://developer.salesforce.com/docs/atlas.en-us.198.0.apexcode.meta/apexcode/apex_ProcessResult.htm#apex_ProcessResult" text:style-name="Internet_20_link" text:visited-style-name="Visited_20_Internet_20_Link"><text:span text:style-name="T2">Approval.ProcessResult</text:span></text:a><text:span text:style-name="T3"> </text:span><text:span text:style-name="T2">[]</text:span></text:p>
      <text:h text:style-name="P13" text:outline-level="3">unlock(recordId)</text:h>
      <text:p text:style-name="P3">Unlocks an object, and returns the unlock results.</text:p>
      <text:h text:style-name="P15" text:outline-level="4">Signature</text:h>
      <text:p text:style-name="P6"><text:span text:style-name="T4">public</text:span><text:span text:style-name="T1"> </text:span><text:span text:style-name="T4">static</text:span><text:span text:style-name="T1"> </text:span><text:span text:style-name="T4">Approval.UnlockResult unlock(Id recordId)</text:span></text:p>
      <text:h text:style-name="P15" text:outline-level="4"><text:soft-page-break/>Parameters</text:h>
      <text:p text:style-name="P10">recordId</text:p>
      <text:p text:style-name="P12">Type: Id</text:p>
      <text:p text:style-name="P12">ID of the object to unlock.</text:p>
      <text:h text:style-name="P15" text:outline-level="4">Return Value</text:h>
      <text:p text:style-name="P5">Type: Approval.UnlockResult</text:p>
      <text:h text:style-name="P13" text:outline-level="3">unlock(recordIds)</text:h>
      <text:p text:style-name="P3">Unlocks a set of objects, and returns the un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UnlockResult&gt; unlock(List&lt;Id&gt; recordIds)</text:span></text:p>
      <text:h text:style-name="P15" text:outline-level="4">Parameters</text:h>
      <text:p text:style-name="P10">recordIds</text:p>
      <text:p text:style-name="P12">Type: List&lt;Id&gt;</text:p>
      <text:p text:style-name="P12">IDs of the objects to unlock.</text:p>
      <text:h text:style-name="P15" text:outline-level="4">Return Value</text:h>
      <text:p text:style-name="P5">Type: List&lt;Approval.UnlockResult&gt;</text:p>
      <text:h text:style-name="P13" text:outline-level="3">unlock(recordToUnlock)</text:h>
      <text:p text:style-name="P3">Unlocks an object, and returns the unlock results.</text:p>
      <text:h text:style-name="P15" text:outline-level="4"><text:soft-page-break/>Signature</text:h>
      <text:p text:style-name="P6"><text:span text:style-name="T4">public</text:span><text:span text:style-name="T1"> </text:span><text:span text:style-name="T4">static</text:span><text:span text:style-name="T1"> </text:span><text:span text:style-name="T4">Approval.UnlockResult unlock(SObject recordToUnlock)</text:span></text:p>
      <text:h text:style-name="P15" text:outline-level="4">Parameters</text:h>
      <text:p text:style-name="P10">recordToUnlock</text:p>
      <text:p text:style-name="P12">Type: SObject</text:p>
      <text:h text:style-name="P15" text:outline-level="4">Return Value</text:h>
      <text:p text:style-name="P5">Type: Approval.UnlockResult</text:p>
      <text:h text:style-name="P13" text:outline-level="3">unlock(recordsToUnlock)</text:h>
      <text:p text:style-name="P3">Unlocks a set of objects, and returns the un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UnlockResult&gt; unlock(List&lt;SObject&gt; recordsToUnlock)</text:span></text:p>
      <text:h text:style-name="P15" text:outline-level="4">Parameters</text:h>
      <text:p text:style-name="P10">recordsToUnlock</text:p>
      <text:p text:style-name="P12">Type: List&lt;SObject&gt;</text:p>
      <text:h text:style-name="P15" text:outline-level="4">Return Value</text:h>
      <text:p text:style-name="P5">Type: List&lt;Approval.UnlockResult&gt;</text:p>
      <text:h text:style-name="P13" text:outline-level="3">unlock(recordId, allOrNothing)</text:h>
      <text:p text:style-name="P3">Unlocks an object, with the option for partial success, and returns the unlock result.</text:p>
      <text:h text:style-name="P15" text:outline-level="4"><text:soft-page-break/>Signature</text:h>
      <text:p text:style-name="P6"><text:span text:style-name="T4">public</text:span><text:span text:style-name="T1"> </text:span><text:span text:style-name="T4">static</text:span><text:span text:style-name="T1"> </text:span><text:span text:style-name="T4">Approval.UnlockResult unlock(Id recordId, </text:span><text:span text:style-name="T4">Boolean</text:span><text:span text:style-name="T1"> </text:span><text:span text:style-name="T4">allOrNothing)</text:span></text:p>
      <text:h text:style-name="P15" text:outline-level="4">Parameters</text:h>
      <text:p text:style-name="P10">recordId</text:p>
      <text:p text:style-name="P12">Type: Id</text:p>
      <text:p text:style-name="P12">ID of the object to lock.</text:p>
      <text:p text:style-name="P10">allOrNothing</text:p>
      <text:p text:style-name="P12">Type: Boolean</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Approval.UnlockResult</text:p>
      <text:h text:style-name="P13" text:outline-level="3">unlock(recordIds, allOrNothing)</text:h>
      <text:p text:style-name="P3">Unlocks a set of objects, with the option for partial success. It returns the un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UnlockResult&gt; unlock(List&lt;Id&gt; recordIds, </text:span><text:span text:style-name="T4">Boolean</text:span><text:span text:style-name="T1"> </text:span><text:span text:style-name="T4">allOrNothing)</text:span></text:p>
      <text:h text:style-name="P15" text:outline-level="4"><text:soft-page-break/>Parameters</text:h>
      <text:p text:style-name="P10">recordIds</text:p>
      <text:p text:style-name="P12">Type: List&lt;Id&gt;</text:p>
      <text:p text:style-name="P12">IDs of the objects to unlock.</text:p>
      <text:p text:style-name="P10">allOrNothing</text:p>
      <text:p text:style-name="P12">Type: Boolean</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List&lt;Approval.UnlockResult&gt;</text:p>
      <text:h text:style-name="P13" text:outline-level="3">unlock(recordToUnlock, allOrNothing)</text:h>
      <text:p text:style-name="P3">Unlocks an object, with the option for partial success, and returns the unlock result.</text:p>
      <text:h text:style-name="P15" text:outline-level="4">Signature</text:h>
      <text:p text:style-name="P6"><text:span text:style-name="T4">public</text:span><text:span text:style-name="T1"> </text:span><text:span text:style-name="T4">static</text:span><text:span text:style-name="T1"> </text:span><text:span text:style-name="T4">Approval.UnlockResult unlock(SObject recordToUnlock, </text:span><text:span text:style-name="T4">Boolean</text:span><text:span text:style-name="T1"> </text:span><text:span text:style-name="T4">allOrNothing)</text:span></text:p>
      <text:h text:style-name="P15" text:outline-level="4">Parameters</text:h>
      <text:p text:style-name="P10">recordToUnlock</text:p>
      <text:p text:style-name="P12"><text:soft-page-break/>Type: SObject</text:p>
      <text:p text:style-name="P10">allOrNothing</text:p>
      <text:p text:style-name="P12">Type: Boolean</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Approval.UnlockResult</text:p>
      <text:h text:style-name="P13" text:outline-level="3">unlock(recordsToUnlock, allOrNothing)</text:h>
      <text:p text:style-name="P3">Unlocks a set of objects, with the option for partial success. It returns the unlock results, including failures.</text:p>
      <text:h text:style-name="P15" text:outline-level="4">Signature</text:h>
      <text:p text:style-name="P6"><text:span text:style-name="T4">public</text:span><text:span text:style-name="T1"> </text:span><text:span text:style-name="T4">static</text:span><text:span text:style-name="T1"> </text:span><text:span text:style-name="T4">List&lt;Approval.UnlockResult&gt; unlock(List&lt;SObject&gt; recordsToUnlock, </text:span><text:span text:style-name="T4">Boolean</text:span><text:span text:style-name="T1"> </text:span><text:span text:style-name="T4">allOrNothing)</text:span></text:p>
      <text:h text:style-name="P15" text:outline-level="4">Parameters</text:h>
      <text:p text:style-name="P10">recordsToUnlock</text:p>
      <text:p text:style-name="P12">Type: List&lt;SObject&gt;</text:p>
      <text:p text:style-name="P10">allOrNothing</text:p>
      <text:p text:style-name="P12">Type: Boolean</text:p>
      <text:p text:style-name="P12"><text:soft-page-break/>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5" text:outline-level="4">Return Value</text:h>
      <text:p text:style-name="P5">Type: List&lt;Approval.UnlockResult&gt;</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3.05in" fo:text-indent="-0.3in" fo:margin-left="3.05in"/>
        </style:list-level-properties>
      </text:outline-level-style>
      <text:outline-level-style text:level="2" style:num-format="">
        <style:list-level-properties text:list-level-position-and-space-mode="label-alignment">
          <style:list-level-label-alignment text:label-followed-by="listtab" text:list-tab-stop-position="3.15in" fo:text-indent="-0.4in" fo:margin-left="3.15in"/>
        </style:list-level-properties>
      </text:outline-level-style>
      <text:outline-level-style text:level="3" style:num-format="">
        <style:list-level-properties text:list-level-position-and-space-mode="label-alignment">
          <style:list-level-label-alignment text:label-followed-by="listtab" text:list-tab-stop-position="3.25in" fo:text-indent="-0.5in" fo:margin-left="3.25in"/>
        </style:list-level-properties>
      </text:outline-level-style>
      <text:outline-level-style text:level="4" style:num-format="">
        <style:list-level-properties text:list-level-position-and-space-mode="label-alignment">
          <style:list-level-label-alignment text:label-followed-by="listtab" text:list-tab-stop-position="3.35in" fo:text-indent="-0.6in" fo:margin-left="3.35in"/>
        </style:list-level-properties>
      </text:outline-level-style>
      <text:outline-level-style text:level="5" style:num-format="">
        <style:list-level-properties text:list-level-position-and-space-mode="label-alignment">
          <style:list-level-label-alignment text:label-followed-by="listtab" text:list-tab-stop-position="3.45in" fo:text-indent="-0.7in" fo:margin-left="3.45in"/>
        </style:list-level-properties>
      </text:outline-level-style>
      <text:outline-level-style text:level="6" style:num-format="">
        <style:list-level-properties text:list-level-position-and-space-mode="label-alignment">
          <style:list-level-label-alignment text:label-followed-by="listtab" text:list-tab-stop-position="3.55in" fo:text-indent="-0.8in" fo:margin-left="3.55in"/>
        </style:list-level-properties>
      </text:outline-level-style>
      <text:outline-level-style text:level="7" style:num-format="">
        <style:list-level-properties text:list-level-position-and-space-mode="label-alignment">
          <style:list-level-label-alignment text:label-followed-by="listtab" text:list-tab-stop-position="3.65in" fo:text-indent="-0.9in" fo:margin-left="3.65in"/>
        </style:list-level-properties>
      </text:outline-level-style>
      <text:outline-level-style text:level="8" style:num-format="">
        <style:list-level-properties text:list-level-position-and-space-mode="label-alignment">
          <style:list-level-label-alignment text:label-followed-by="listtab" text:list-tab-stop-position="3.75in" fo:text-indent="-1in" fo:margin-left="3.75in"/>
        </style:list-level-properties>
      </text:outline-level-style>
      <text:outline-level-style text:level="9" style:num-format="">
        <style:list-level-properties text:list-level-position-and-space-mode="label-alignment">
          <style:list-level-label-alignment text:label-followed-by="listtab" text:list-tab-stop-position="3.85in" fo:text-indent="-1.1in" fo:margin-left="3.85in"/>
        </style:list-level-properties>
      </text:outline-level-style>
      <text:outline-level-style text:level="10" style:num-format="">
        <style:list-level-properties text:list-level-position-and-space-mode="label-alignment">
          <style:list-level-label-alignment text:label-followed-by="listtab" text:list-tab-stop-position="3.95in" fo:text-indent="-1.2in" fo:margin-left="3.9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1S</meta:editing-duration>
    <meta:editing-cycles>3</meta:editing-cycles>
    <meta:generator>OpenOffice/4.1.1$Win32 OpenOffice.org_project/411m6$Build-9775</meta:generator>
    <dc:date>2016-01-19T19:00:08.36</dc:date>
    <meta:document-statistic meta:table-count="0" meta:image-count="0" meta:object-count="0" meta:page-count="16" meta:paragraph-count="242" meta:word-count="1242" meta:character-count="9694"/>
    <dc:creator>Priyamvada Chundawat</dc:creator>
    <meta:user-defined meta:name="Info 1"/>
    <meta:user-defined meta:name="Info 2"/>
    <meta:user-defined meta:name="Info 3"/>
    <meta:user-defined meta:name="Info 4"/>
  </office:meta>
</office:document-meta>
</file>